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6.011cm" svg:height="9.01cm" svg:x="48.037cm" svg:y="6.008cm">
            <draw:object draw:notify-on-update-of-ranges="Feuille1.D1:Feuille1.D1 Feuille1.D2:Feuille1.D27 Feuille1.G1:Feuille1.G1 Feuille1.G2:Feuille1.G27 Feuille1.H1:Feuille1.H1 Feuille1.H2:Feuille1.H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8.509cm" svg:y="0.588cm">
            <draw:object draw:notify-on-update-of-ranges="Feuille1.B1:Feuille1.B1 Feuille1.B2:Feuille1.B27 Feuille1.C1:Feuille1.C1 Feuille1.C2:Feuille1.C27 Feuille1.D1:Feuille1.D1 Feuille1.D2:Feuille1.D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8.437cm" svg:y="9.956cm">
            <draw:object draw:notify-on-update-of-ranges="Feuille1.F1:Feuille1.F1 Feuille1.F2:Feuille1.F27 Feuille1.G1:Feuille1.G1 Feuille1.G2:Feuille1.G27 Feuille1.H1:Feuille1.H1 Feuille1.H2:Feuille1.H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7.438cm" svg:height="10.483cm" svg:x="8.527cm" svg:y="15.474cm">
            <draw:object draw:notify-on-update-of-ranges="Feuille1.H1:Feuille1.H1 Feuille1.G1:Feuille1.G1 Feuille1.G1:Feuille1.G27 Feuille1.D1:Feuille1.D27 Feuille1.H1:Feuille1.H1 Feuille1.H1:Feuille1.H27 Feuille1.D1:Feuille1.D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Intensité (description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S/M</text:p>
          </table:table-cell>
          <table:table-cell office:value-type="string" calcext:value-type="string">
            <text:p>S/L</text:p>
          </table:table-cell>
          <table:table-cell office:value-type="string" calcext:value-type="string">
            <text:p>M/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9" calcext:value-type="float">
            <text:p>0,0129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152" calcext:value-type="float">
            <text:p>0,0152</text:p>
          </table:table-cell>
          <table:table-cell/>
          <table:table-cell table:formula="of:=[.B2]/[.C2]" office:value-type="float" office:value="0.948529411764706" calcext:value-type="float">
            <text:p>0,948529411764706</text:p>
          </table:table-cell>
          <table:table-cell table:formula="of:=[.B2]/[.D2]" office:value-type="float" office:value="0.848684210526316" calcext:value-type="float">
            <text:p>0,848684210526316</text:p>
          </table:table-cell>
          <table:table-cell table:formula="of:=[.C2]/[.D2]" office:value-type="float" office:value="0.894736842105263" calcext:value-type="float">
            <text:p>0,8947368421052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44" calcext:value-type="float">
            <text:p>0,0144</text:p>
          </table:table-cell>
          <table:table-cell office:value-type="float" office:value="0.016" calcext:value-type="float">
            <text:p>0,016</text:p>
          </table:table-cell>
          <table:table-cell office:value-type="float" office:value="0.0213" calcext:value-type="float">
            <text:p>0,0213</text:p>
          </table:table-cell>
          <table:table-cell/>
          <table:table-cell table:formula="of:=[.B3]/[.C3]" office:value-type="float" office:value="0.9" calcext:value-type="float">
            <text:p>0,9</text:p>
          </table:table-cell>
          <table:table-cell table:formula="of:=[.B3]/[.D3]" office:value-type="float" office:value="0.676056338028169" calcext:value-type="float">
            <text:p>0,676056338028169</text:p>
          </table:table-cell>
          <table:table-cell table:formula="of:=[.C3]/[.D3]" office:value-type="float" office:value="0.751173708920188" calcext:value-type="float">
            <text:p>0,7511737089201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58" calcext:value-type="float">
            <text:p>0,0158</text:p>
          </table:table-cell>
          <table:table-cell office:value-type="float" office:value="0.0188" calcext:value-type="float">
            <text:p>0,0188</text:p>
          </table:table-cell>
          <table:table-cell office:value-type="float" office:value="0.0268" calcext:value-type="float">
            <text:p>0,0268</text:p>
          </table:table-cell>
          <table:table-cell/>
          <table:table-cell table:formula="of:=[.B4]/[.C4]" office:value-type="float" office:value="0.840425531914894" calcext:value-type="float">
            <text:p>0,840425531914894</text:p>
          </table:table-cell>
          <table:table-cell table:formula="of:=[.B4]/[.D4]" office:value-type="float" office:value="0.58955223880597" calcext:value-type="float">
            <text:p>0,58955223880597</text:p>
          </table:table-cell>
          <table:table-cell table:formula="of:=[.C4]/[.D4]" office:value-type="float" office:value="0.701492537313433" calcext:value-type="float">
            <text:p>0,7014925373134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79" calcext:value-type="float">
            <text:p>0,0179</text:p>
          </table:table-cell>
          <table:table-cell office:value-type="float" office:value="0.0224" calcext:value-type="float">
            <text:p>0,0224</text:p>
          </table:table-cell>
          <table:table-cell office:value-type="float" office:value="0.036" calcext:value-type="float">
            <text:p>0,036</text:p>
          </table:table-cell>
          <table:table-cell/>
          <table:table-cell table:formula="of:=[.B5]/[.C5]" office:value-type="float" office:value="0.799107142857143" calcext:value-type="float">
            <text:p>0,799107142857143</text:p>
          </table:table-cell>
          <table:table-cell table:formula="of:=[.B5]/[.D5]" office:value-type="float" office:value="0.497222222222222" calcext:value-type="float">
            <text:p>0,497222222222222</text:p>
          </table:table-cell>
          <table:table-cell table:formula="of:=[.C5]/[.D5]" office:value-type="float" office:value="0.622222222222222" calcext:value-type="float">
            <text:p>0,6222222222222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89" calcext:value-type="float">
            <text:p>0,0189</text:p>
          </table:table-cell>
          <table:table-cell office:value-type="float" office:value="0.0246" calcext:value-type="float">
            <text:p>0,0246</text:p>
          </table:table-cell>
          <table:table-cell office:value-type="float" office:value="0.0393" calcext:value-type="float">
            <text:p>0,0393</text:p>
          </table:table-cell>
          <table:table-cell/>
          <table:table-cell table:formula="of:=[.B6]/[.C6]" office:value-type="float" office:value="0.768292682926829" calcext:value-type="float">
            <text:p>0,768292682926829</text:p>
          </table:table-cell>
          <table:table-cell table:formula="of:=[.B6]/[.D6]" office:value-type="float" office:value="0.480916030534351" calcext:value-type="float">
            <text:p>0,480916030534351</text:p>
          </table:table-cell>
          <table:table-cell table:formula="of:=[.C6]/[.D6]" office:value-type="float" office:value="0.625954198473282" calcext:value-type="float">
            <text:p>0,6259541984732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98" calcext:value-type="float">
            <text:p>0,0198</text:p>
          </table:table-cell>
          <table:table-cell office:value-type="float" office:value="0.0264" calcext:value-type="float">
            <text:p>0,0264</text:p>
          </table:table-cell>
          <table:table-cell office:value-type="float" office:value="0.0448" calcext:value-type="float">
            <text:p>0,0448</text:p>
          </table:table-cell>
          <table:table-cell/>
          <table:table-cell table:formula="of:=[.B7]/[.C7]" office:value-type="float" office:value="0.75" calcext:value-type="float">
            <text:p>0,75</text:p>
          </table:table-cell>
          <table:table-cell table:formula="of:=[.B7]/[.D7]" office:value-type="float" office:value="0.441964285714286" calcext:value-type="float">
            <text:p>0,441964285714286</text:p>
          </table:table-cell>
          <table:table-cell table:formula="of:=[.C7]/[.D7]" office:value-type="float" office:value="0.589285714285714" calcext:value-type="float">
            <text:p>0,5892857142857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13" calcext:value-type="float">
            <text:p>0,0213</text:p>
          </table:table-cell>
          <table:table-cell office:value-type="float" office:value="0.0289" calcext:value-type="float">
            <text:p>0,0289</text:p>
          </table:table-cell>
          <table:table-cell office:value-type="float" office:value="0.05" calcext:value-type="float">
            <text:p>0,05</text:p>
          </table:table-cell>
          <table:table-cell/>
          <table:table-cell table:formula="of:=[.B8]/[.C8]" office:value-type="float" office:value="0.737024221453287" calcext:value-type="float">
            <text:p>0,737024221453287</text:p>
          </table:table-cell>
          <table:table-cell table:formula="of:=[.B8]/[.D8]" office:value-type="float" office:value="0.426" calcext:value-type="float">
            <text:p>0,426</text:p>
          </table:table-cell>
          <table:table-cell table:formula="of:=[.C8]/[.D8]" office:value-type="float" office:value="0.578" calcext:value-type="float">
            <text:p>0,5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3" calcext:value-type="float">
            <text:p>0,023</text:p>
          </table:table-cell>
          <table:table-cell office:value-type="float" office:value="0.0323" calcext:value-type="float">
            <text:p>0,0323</text:p>
          </table:table-cell>
          <table:table-cell office:value-type="float" office:value="0.0578" calcext:value-type="float">
            <text:p>0,0578</text:p>
          </table:table-cell>
          <table:table-cell/>
          <table:table-cell table:formula="of:=[.B9]/[.C9]" office:value-type="float" office:value="0.712074303405573" calcext:value-type="float">
            <text:p>0,712074303405573</text:p>
          </table:table-cell>
          <table:table-cell table:formula="of:=[.B9]/[.D9]" office:value-type="float" office:value="0.397923875432526" calcext:value-type="float">
            <text:p>0,397923875432526</text:p>
          </table:table-cell>
          <table:table-cell table:formula="of:=[.C9]/[.D9]" office:value-type="float" office:value="0.558823529411765" calcext:value-type="float">
            <text:p>0,558823529411765</text:p>
          </table:table-cell>
        </table:table-row>
        <table:table-row table:style-name="ro2">
          <table:table-cell office:value-type="string" calcext:value-type="string">
            <text:p>9 (I=8, rapprochement source)</text:p>
          </table:table-cell>
          <table:table-cell office:value-type="float" office:value="0.0294" calcext:value-type="float">
            <text:p>0,0294</text:p>
          </table:table-cell>
          <table:table-cell office:value-type="float" office:value="0.0443" calcext:value-type="float">
            <text:p>0,0443</text:p>
          </table:table-cell>
          <table:table-cell office:value-type="float" office:value="0.0828" calcext:value-type="float">
            <text:p>0,0828</text:p>
          </table:table-cell>
          <table:table-cell/>
          <table:table-cell table:formula="of:=[.B10]/[.C10]" office:value-type="float" office:value="0.663656884875847" calcext:value-type="float">
            <text:p>0,663656884875847</text:p>
          </table:table-cell>
          <table:table-cell table:formula="of:=[.B10]/[.D10]" office:value-type="float" office:value="0.355072463768116" calcext:value-type="float">
            <text:p>0,355072463768116</text:p>
          </table:table-cell>
          <table:table-cell table:formula="of:=[.C10]/[.D10]" office:value-type="float" office:value="0.535024154589372" calcext:value-type="float">
            <text:p>0,5350241545893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2" calcext:value-type="float">
            <text:p>0,052</text:p>
          </table:table-cell>
          <table:table-cell office:value-type="float" office:value="0.083" calcext:value-type="float">
            <text:p>0,083</text:p>
          </table:table-cell>
          <table:table-cell office:value-type="float" office:value="0.172" calcext:value-type="float">
            <text:p>0,172</text:p>
          </table:table-cell>
          <table:table-cell/>
          <table:table-cell table:formula="of:=[.B11]/[.C11]" office:value-type="float" office:value="0.626506024096385" calcext:value-type="float">
            <text:p>0,626506024096385</text:p>
          </table:table-cell>
          <table:table-cell table:formula="of:=[.B11]/[.D11]" office:value-type="float" office:value="0.302325581395349" calcext:value-type="float">
            <text:p>0,302325581395349</text:p>
          </table:table-cell>
          <table:table-cell table:formula="of:=[.C11]/[.D11]" office:value-type="float" office:value="0.482558139534884" calcext:value-type="float">
            <text:p>0,4825581395348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657" calcext:value-type="float">
            <text:p>0,0657</text:p>
          </table:table-cell>
          <table:table-cell office:value-type="float" office:value="0.108" calcext:value-type="float">
            <text:p>0,108</text:p>
          </table:table-cell>
          <table:table-cell office:value-type="float" office:value="0.225" calcext:value-type="float">
            <text:p>0,225</text:p>
          </table:table-cell>
          <table:table-cell/>
          <table:table-cell table:formula="of:=[.B12]/[.C12]" office:value-type="float" office:value="0.608333333333333" calcext:value-type="float">
            <text:p>0,608333333333333</text:p>
          </table:table-cell>
          <table:table-cell table:formula="of:=[.B12]/[.D12]" office:value-type="float" office:value="0.292" calcext:value-type="float">
            <text:p>0,292</text:p>
          </table:table-cell>
          <table:table-cell table:formula="of:=[.C12]/[.D12]"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818" calcext:value-type="float">
            <text:p>0,0818</text:p>
          </table:table-cell>
          <table:table-cell office:value-type="float" office:value="0.135" calcext:value-type="float">
            <text:p>0,135</text:p>
          </table:table-cell>
          <table:table-cell office:value-type="float" office:value="0.2871" calcext:value-type="float">
            <text:p>0,2871</text:p>
          </table:table-cell>
          <table:table-cell/>
          <table:table-cell table:formula="of:=[.B13]/[.C13]" office:value-type="float" office:value="0.605925925925926" calcext:value-type="float">
            <text:p>0,605925925925926</text:p>
          </table:table-cell>
          <table:table-cell table:formula="of:=[.B13]/[.D13]" office:value-type="float" office:value="0.284918146987113" calcext:value-type="float">
            <text:p>0,284918146987113</text:p>
          </table:table-cell>
          <table:table-cell table:formula="of:=[.C13]/[.D13]" office:value-type="float" office:value="0.470219435736677" calcext:value-type="float">
            <text:p>0,4702194357366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03" calcext:value-type="float">
            <text:p>0,103</text:p>
          </table:table-cell>
          <table:table-cell office:value-type="float" office:value="0.1727" calcext:value-type="float">
            <text:p>0,1727</text:p>
          </table:table-cell>
          <table:table-cell office:value-type="float" office:value="0.363" calcext:value-type="float">
            <text:p>0,363</text:p>
          </table:table-cell>
          <table:table-cell/>
          <table:table-cell table:formula="of:=[.B14]/[.C14]" office:value-type="float" office:value="0.596409959467284" calcext:value-type="float">
            <text:p>0,596409959467284</text:p>
          </table:table-cell>
          <table:table-cell table:formula="of:=[.B14]/[.D14]" office:value-type="float" office:value="0.283746556473829" calcext:value-type="float">
            <text:p>0,283746556473829</text:p>
          </table:table-cell>
          <table:table-cell table:formula="of:=[.C14]/[.D14]" office:value-type="float" office:value="0.475757575757576" calcext:value-type="float">
            <text:p>0,4757575757575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33" calcext:value-type="float">
            <text:p>0,133</text:p>
          </table:table-cell>
          <table:table-cell office:value-type="float" office:value="0.227" calcext:value-type="float">
            <text:p>0,227</text:p>
          </table:table-cell>
          <table:table-cell office:value-type="float" office:value="0.464" calcext:value-type="float">
            <text:p>0,464</text:p>
          </table:table-cell>
          <table:table-cell/>
          <table:table-cell table:formula="of:=[.B15]/[.C15]" office:value-type="float" office:value="0.585903083700441" calcext:value-type="float">
            <text:p>0,585903083700441</text:p>
          </table:table-cell>
          <table:table-cell table:formula="of:=[.B15]/[.D15]" office:value-type="float" office:value="0.286637931034483" calcext:value-type="float">
            <text:p>0,286637931034483</text:p>
          </table:table-cell>
          <table:table-cell table:formula="of:=[.C15]/[.D15]" office:value-type="float" office:value="0.489224137931035" calcext:value-type="float">
            <text:p>0,4892241379310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73" calcext:value-type="float">
            <text:p>0,173</text:p>
          </table:table-cell>
          <table:table-cell office:value-type="float" office:value="0.289" calcext:value-type="float">
            <text:p>0,289</text:p>
          </table:table-cell>
          <table:table-cell office:value-type="float" office:value="0.585" calcext:value-type="float">
            <text:p>0,585</text:p>
          </table:table-cell>
          <table:table-cell/>
          <table:table-cell table:formula="of:=[.B16]/[.C16]" office:value-type="float" office:value="0.598615916955017" calcext:value-type="float">
            <text:p>0,598615916955017</text:p>
          </table:table-cell>
          <table:table-cell table:formula="of:=[.B16]/[.D16]" office:value-type="float" office:value="0.295726495726496" calcext:value-type="float">
            <text:p>0,295726495726496</text:p>
          </table:table-cell>
          <table:table-cell table:formula="of:=[.C16]/[.D16]" office:value-type="float" office:value="0.494017094017094" calcext:value-type="float">
            <text:p>0,4940170940170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18" calcext:value-type="float">
            <text:p>0,218</text:p>
          </table:table-cell>
          <table:table-cell office:value-type="float" office:value="0.363" calcext:value-type="float">
            <text:p>0,363</text:p>
          </table:table-cell>
          <table:table-cell office:value-type="float" office:value="0.72" calcext:value-type="float">
            <text:p>0,72</text:p>
          </table:table-cell>
          <table:table-cell/>
          <table:table-cell table:formula="of:=[.B17]/[.C17]" office:value-type="float" office:value="0.600550964187328" calcext:value-type="float">
            <text:p>0,600550964187328</text:p>
          </table:table-cell>
          <table:table-cell table:formula="of:=[.B17]/[.D17]" office:value-type="float" office:value="0.302777777777778" calcext:value-type="float">
            <text:p>0,302777777777778</text:p>
          </table:table-cell>
          <table:table-cell table:formula="of:=[.C17]/[.D17]" office:value-type="float" office:value="0.504166666666667" calcext:value-type="float">
            <text:p>0,5041666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63" calcext:value-type="float">
            <text:p>0,263</text:p>
          </table:table-cell>
          <table:table-cell office:value-type="float" office:value="0.431" calcext:value-type="float">
            <text:p>0,431</text:p>
          </table:table-cell>
          <table:table-cell office:value-type="float" office:value="0.84" calcext:value-type="float">
            <text:p>0,84</text:p>
          </table:table-cell>
          <table:table-cell/>
          <table:table-cell table:formula="of:=[.B18]/[.C18]" office:value-type="float" office:value="0.610208816705336" calcext:value-type="float">
            <text:p>0,610208816705336</text:p>
          </table:table-cell>
          <table:table-cell table:formula="of:=[.B18]/[.D18]" office:value-type="float" office:value="0.313095238095238" calcext:value-type="float">
            <text:p>0,313095238095238</text:p>
          </table:table-cell>
          <table:table-cell table:formula="of:=[.C18]/[.D18]" office:value-type="float" office:value="0.513095238095238" calcext:value-type="float">
            <text:p>0,5130952380952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1" calcext:value-type="float">
            <text:p>0,31</text:p>
          </table:table-cell>
          <table:table-cell office:value-type="float" office:value="0.503" calcext:value-type="float">
            <text:p>0,503</text:p>
          </table:table-cell>
          <table:table-cell office:value-type="float" office:value="0.93" calcext:value-type="float">
            <text:p>0,93</text:p>
          </table:table-cell>
          <table:table-cell/>
          <table:table-cell table:formula="of:=[.B19]/[.C19]" office:value-type="float" office:value="0.616302186878728" calcext:value-type="float">
            <text:p>0,616302186878728</text:p>
          </table:table-cell>
          <table:table-cell table:formula="of:=[.B19]/[.D19]" office:value-type="float" office:value="0.333333333333333" calcext:value-type="float">
            <text:p>0,333333333333333</text:p>
          </table:table-cell>
          <table:table-cell table:formula="of:=[.C19]/[.D19]" office:value-type="float" office:value="0.540860215053763" calcext:value-type="float">
            <text:p>0,5408602150537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64" calcext:value-type="float">
            <text:p>0,364</text:p>
          </table:table-cell>
          <table:table-cell office:value-type="float" office:value="0.584" calcext:value-type="float">
            <text:p>0,584</text:p>
          </table:table-cell>
          <table:table-cell office:value-type="float" office:value="0.945" calcext:value-type="float">
            <text:p>0,945</text:p>
          </table:table-cell>
          <table:table-cell/>
          <table:table-cell table:formula="of:=[.B20]/[.C20]" office:value-type="float" office:value="0.623287671232877" calcext:value-type="float">
            <text:p>0,623287671232877</text:p>
          </table:table-cell>
          <table:table-cell table:formula="of:=[.B20]/[.D20]" office:value-type="float" office:value="0.385185185185185" calcext:value-type="float">
            <text:p>0,385185185185185</text:p>
          </table:table-cell>
          <table:table-cell table:formula="of:=[.C20]/[.D20]" office:value-type="float" office:value="0.617989417989418" calcext:value-type="float">
            <text:p>0,6179894179894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13" calcext:value-type="float">
            <text:p>0,413</text:p>
          </table:table-cell>
          <table:table-cell office:value-type="float" office:value="0.659" calcext:value-type="float">
            <text:p>0,659</text:p>
          </table:table-cell>
          <table:table-cell office:value-type="float" office:value="0.9492" calcext:value-type="float">
            <text:p>0,9492</text:p>
          </table:table-cell>
          <table:table-cell/>
          <table:table-cell table:formula="of:=[.B22]/[.C22]" office:value-type="float" office:value="0.633802816901409" calcext:value-type="float">
            <text:p>0,633802816901409</text:p>
          </table:table-cell>
          <table:table-cell table:formula="of:=[.B22]/[.D22]" office:value-type="float" office:value="0.472689075630252" calcext:value-type="float">
            <text:p>0,472689075630252</text:p>
          </table:table-cell>
          <table:table-cell table:formula="of:=[.C22]/[.D22]" office:value-type="float" office:value="0.745798319327731" calcext:value-type="float">
            <text:p>0,7457983193277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5" calcext:value-type="float">
            <text:p>0,45</text:p>
          </table:table-cell>
          <table:table-cell office:value-type="float" office:value="0.71" calcext:value-type="float">
            <text:p>0,71</text:p>
          </table:table-cell>
          <table:table-cell office:value-type="float" office:value="0.952" calcext:value-type="float">
            <text:p>0,952</text:p>
          </table:table-cell>
          <table:table-cell/>
          <table:table-cell table:formula="of:=[.B22]/[.C22]" office:value-type="float" office:value="0.633802816901409" calcext:value-type="float">
            <text:p>0,633802816901409</text:p>
          </table:table-cell>
          <table:table-cell table:formula="of:=[.B22]/[.D22]" office:value-type="float" office:value="0.472689075630252" calcext:value-type="float">
            <text:p>0,472689075630252</text:p>
          </table:table-cell>
          <table:table-cell table:formula="of:=[.C22]/[.D22]" office:value-type="float" office:value="0.745798319327731" calcext:value-type="float">
            <text:p>0,7457983193277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95" calcext:value-type="float">
            <text:p>0,495</text:p>
          </table:table-cell>
          <table:table-cell office:value-type="float" office:value="0.775" calcext:value-type="float">
            <text:p>0,775</text:p>
          </table:table-cell>
          <table:table-cell office:value-type="float" office:value="0.9542" calcext:value-type="float">
            <text:p>0,9542</text:p>
          </table:table-cell>
          <table:table-cell/>
          <table:table-cell table:formula="of:=[.B23]/[.C23]" office:value-type="float" office:value="0.638709677419355" calcext:value-type="float">
            <text:p>0,638709677419355</text:p>
          </table:table-cell>
          <table:table-cell table:formula="of:=[.B23]/[.D23]" office:value-type="float" office:value="0.518759169985328" calcext:value-type="float">
            <text:p>0,518759169985328</text:p>
          </table:table-cell>
          <table:table-cell table:formula="of:=[.C23]/[.D23]" office:value-type="float" office:value="0.812198700482079" calcext:value-type="float">
            <text:p>0,8121987004820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09" calcext:value-type="float">
            <text:p>0,609</text:p>
          </table:table-cell>
          <table:table-cell office:value-type="float" office:value="0.92" calcext:value-type="float">
            <text:p>0,92</text:p>
          </table:table-cell>
          <table:table-cell office:value-type="float" office:value="0.9582" calcext:value-type="float">
            <text:p>0,9582</text:p>
          </table:table-cell>
          <table:table-cell/>
          <table:table-cell table:formula="of:=[.B24]/[.C24]" office:value-type="float" office:value="0.66195652173913" calcext:value-type="float">
            <text:p>0,66195652173913</text:p>
          </table:table-cell>
          <table:table-cell table:formula="of:=[.B24]/[.D24]" office:value-type="float" office:value="0.635566687539136" calcext:value-type="float">
            <text:p>0,635566687539136</text:p>
          </table:table-cell>
          <table:table-cell table:formula="of:=[.C24]/[.D24]" office:value-type="float" office:value="0.960133583802964" calcext:value-type="float">
            <text:p>0,9601335838029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37" calcext:value-type="float">
            <text:p>0,837</text:p>
          </table:table-cell>
          <table:table-cell office:value-type="float" office:value="0.9501" calcext:value-type="float">
            <text:p>0,9501</text:p>
          </table:table-cell>
          <table:table-cell office:value-type="float" office:value="0.9634" calcext:value-type="float">
            <text:p>0,9634</text:p>
          </table:table-cell>
          <table:table-cell/>
          <table:table-cell table:formula="of:=[.B25]/[.C25]" office:value-type="float" office:value="0.880959898958004" calcext:value-type="float">
            <text:p>0,880959898958004</text:p>
          </table:table-cell>
          <table:table-cell table:formula="of:=[.B25]/[.D25]" office:value-type="float" office:value="0.868798007058335" calcext:value-type="float">
            <text:p>0,868798007058335</text:p>
          </table:table-cell>
          <table:table-cell table:formula="of:=[.C25]/[.D25]" office:value-type="float" office:value="0.986194727008511" calcext:value-type="float">
            <text:p>0,9861947270085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449" calcext:value-type="float">
            <text:p>0,9449</text:p>
          </table:table-cell>
          <table:table-cell office:value-type="float" office:value="0.9571" calcext:value-type="float">
            <text:p>0,9571</text:p>
          </table:table-cell>
          <table:table-cell office:value-type="float" office:value="0.9663" calcext:value-type="float">
            <text:p>0,9663</text:p>
          </table:table-cell>
          <table:table-cell/>
          <table:table-cell table:formula="of:=[.B26]/[.C26]" office:value-type="float" office:value="0.98725316058928" calcext:value-type="float">
            <text:p>0,98725316058928</text:p>
          </table:table-cell>
          <table:table-cell table:formula="of:=[.B26]/[.D26]" office:value-type="float" office:value="0.97785366863293" calcext:value-type="float">
            <text:p>0,97785366863293</text:p>
          </table:table-cell>
          <table:table-cell table:formula="of:=[.C26]/[.D26]" office:value-type="float" office:value="0.990479147262755" calcext:value-type="float">
            <text:p>0,9904791472627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66" calcext:value-type="float">
            <text:p>0,966</text:p>
          </table:table-cell>
          <table:table-cell office:value-type="float" office:value="0.9677" calcext:value-type="float">
            <text:p>0,9677</text:p>
          </table:table-cell>
          <table:table-cell office:value-type="float" office:value="0.9759" calcext:value-type="float">
            <text:p>0,9759</text:p>
          </table:table-cell>
          <table:table-cell/>
          <table:table-cell table:formula="of:=[.B27]/[.C27]" office:value-type="float" office:value="0.998243257207812" calcext:value-type="float">
            <text:p>0,998243257207812</text:p>
          </table:table-cell>
          <table:table-cell table:formula="of:=[.B27]/[.D27]" office:value-type="float" office:value="0.9898555179834" calcext:value-type="float">
            <text:p>0,9898555179834</text:p>
          </table:table-cell>
          <table:table-cell table:formula="of:=[.C27]/[.D27]" office:value-type="float" office:value="0.991597499743826" calcext:value-type="float">
            <text:p>0,9915974997438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1:25:39.914367266</meta:creation-date>
    <dc:date>2024-04-03T13:54:52.814236391</dc:date>
    <meta:editing-duration>PT2H29M14S</meta:editing-duration>
    <meta:editing-cycles>1</meta:editing-cycles>
    <meta:generator>LibreOffice/7.4.7.2$Linux_X86_64 LibreOffice_project/40$Build-2</meta:generator>
    <meta:document-statistic meta:table-count="1" meta:cell-count="189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2cm" svg:height="9.011cm" xlink:href=".." xlink:type="simple" chart:class="chart:line" chart:style-name="ch1">
        <chart:legend chart:legend-position="end" svg:x="14.675cm" svg:y="3.708cm" style:legend-expansion="high" chart:style-name="ch2"/>
        <chart:plot-area chart:style-name="ch3" table:cell-range-address="Feuille1.D1:Feuille1.D27 Feuille1.G1:Feuille1.H27" chart:data-source-has-labels="row" svg:x="0.32cm" svg:y="0.18cm" svg:width="14.035cm" svg:height="8.651cm">
          <chart:coordinate-region svg:x="1.047cm" svg:y="0.38cm" svg:width="13.121cm" svg:height="7.8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D2:Feuille1.D27" chart:label-cell-address="Feuille1.D1:Feuille1.D1" chart:class="chart:line">
            <chart:data-point chart:repeated="26"/>
          </chart:series>
          <chart:series chart:style-name="ch7" chart:values-cell-range-address="Feuille1.G2:Feuille1.G27" chart:label-cell-address="Feuille1.G1:Feuille1.G1" chart:class="chart:line">
            <chart:data-point chart:repeated="26"/>
          </chart:series>
          <chart:series chart:style-name="ch8" chart:values-cell-range-address="Feuille1.H2:Feuille1.H27" chart:label-cell-address="Feuille1.H1:Feuille1.H1" chart:class="chart:line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</text:p>
                <draw:g>
                  <svg:desc>Feuille1.D1:Feuille1.D1</svg:desc>
                </draw:g>
              </table:table-cell>
              <table:table-cell office:value-type="string">
                <text:p>S/L</text:p>
                <draw:g>
                  <svg:desc>Feuille1.G1:Feuille1.G1</svg:desc>
                </draw:g>
              </table:table-cell>
              <table:table-cell office:value-type="string">
                <text:p>M/L</text:p>
                <draw:g>
                  <svg:desc>Feuille1.H1:Feuille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2">
                <text:p>0.0152</text:p>
                <draw:g>
                  <svg:desc>Feuille1.D2:Feuille1.D27</svg:desc>
                </draw:g>
              </table:table-cell>
              <table:table-cell office:value-type="float" office:value="0.848684210526316">
                <text:p>0.848684210526316</text:p>
                <draw:g>
                  <svg:desc>Feuille1.G2:Feuille1.G27</svg:desc>
                </draw:g>
              </table:table-cell>
              <table:table-cell office:value-type="float" office:value="0.894736842105263">
                <text:p>0.894736842105263</text:p>
                <draw:g>
                  <svg:desc>Feuille1.H2:Feuille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13">
                <text:p>0.0213</text:p>
              </table:table-cell>
              <table:table-cell office:value-type="float" office:value="0.676056338028169">
                <text:p>0.676056338028169</text:p>
              </table:table-cell>
              <table:table-cell office:value-type="float" office:value="0.751173708920188">
                <text:p>0.7511737089201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8">
                <text:p>0.0268</text:p>
              </table:table-cell>
              <table:table-cell office:value-type="float" office:value="0.58955223880597">
                <text:p>0.58955223880597</text:p>
              </table:table-cell>
              <table:table-cell office:value-type="float" office:value="0.701492537313433">
                <text:p>0.7014925373134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6">
                <text:p>0.036</text:p>
              </table:table-cell>
              <table:table-cell office:value-type="float" office:value="0.497222222222222">
                <text:p>0.497222222222222</text:p>
              </table:table-cell>
              <table:table-cell office:value-type="float" office:value="0.622222222222222">
                <text:p>0.622222222222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93">
                <text:p>0.0393</text:p>
              </table:table-cell>
              <table:table-cell office:value-type="float" office:value="0.480916030534351">
                <text:p>0.480916030534351</text:p>
              </table:table-cell>
              <table:table-cell office:value-type="float" office:value="0.625954198473282">
                <text:p>0.625954198473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48">
                <text:p>0.0448</text:p>
              </table:table-cell>
              <table:table-cell office:value-type="float" office:value="0.441964285714286">
                <text:p>0.441964285714286</text:p>
              </table:table-cell>
              <table:table-cell office:value-type="float" office:value="0.589285714285714">
                <text:p>0.589285714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">
                <text:p>0.05</text:p>
              </table:table-cell>
              <table:table-cell office:value-type="float" office:value="0.426">
                <text:p>0.426</text:p>
              </table:table-cell>
              <table:table-cell office:value-type="float" office:value="0.578">
                <text:p>0.5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78">
                <text:p>0.0578</text:p>
              </table:table-cell>
              <table:table-cell office:value-type="float" office:value="0.397923875432526">
                <text:p>0.397923875432526</text:p>
              </table:table-cell>
              <table:table-cell office:value-type="float" office:value="0.558823529411765">
                <text:p>0.5588235294117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28">
                <text:p>0.0828</text:p>
              </table:table-cell>
              <table:table-cell office:value-type="float" office:value="0.355072463768116">
                <text:p>0.355072463768116</text:p>
              </table:table-cell>
              <table:table-cell office:value-type="float" office:value="0.535024154589372">
                <text:p>0.5350241545893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72">
                <text:p>0.172</text:p>
              </table:table-cell>
              <table:table-cell office:value-type="float" office:value="0.302325581395349">
                <text:p>0.302325581395349</text:p>
              </table:table-cell>
              <table:table-cell office:value-type="float" office:value="0.482558139534884">
                <text:p>0.4825581395348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5">
                <text:p>0.225</text:p>
              </table:table-cell>
              <table:table-cell office:value-type="float" office:value="0.292">
                <text:p>0.29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71">
                <text:p>0.2871</text:p>
              </table:table-cell>
              <table:table-cell office:value-type="float" office:value="0.284918146987113">
                <text:p>0.284918146987113</text:p>
              </table:table-cell>
              <table:table-cell office:value-type="float" office:value="0.470219435736677">
                <text:p>0.4702194357366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3">
                <text:p>0.363</text:p>
              </table:table-cell>
              <table:table-cell office:value-type="float" office:value="0.283746556473829">
                <text:p>0.283746556473829</text:p>
              </table:table-cell>
              <table:table-cell office:value-type="float" office:value="0.475757575757576">
                <text:p>0.4757575757575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64">
                <text:p>0.464</text:p>
              </table:table-cell>
              <table:table-cell office:value-type="float" office:value="0.286637931034483">
                <text:p>0.286637931034483</text:p>
              </table:table-cell>
              <table:table-cell office:value-type="float" office:value="0.489224137931035">
                <text:p>0.4892241379310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85">
                <text:p>0.585</text:p>
              </table:table-cell>
              <table:table-cell office:value-type="float" office:value="0.295726495726496">
                <text:p>0.295726495726496</text:p>
              </table:table-cell>
              <table:table-cell office:value-type="float" office:value="0.494017094017094">
                <text:p>0.4940170940170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2">
                <text:p>0.72</text:p>
              </table:table-cell>
              <table:table-cell office:value-type="float" office:value="0.302777777777778">
                <text:p>0.302777777777778</text:p>
              </table:table-cell>
              <table:table-cell office:value-type="float" office:value="0.504166666666667">
                <text:p>0.5041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4">
                <text:p>0.84</text:p>
              </table:table-cell>
              <table:table-cell office:value-type="float" office:value="0.313095238095238">
                <text:p>0.313095238095238</text:p>
              </table:table-cell>
              <table:table-cell office:value-type="float" office:value="0.513095238095238">
                <text:p>0.5130952380952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3">
                <text:p>0.9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540860215053763">
                <text:p>0.5408602150537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45">
                <text:p>0.945</text:p>
              </table:table-cell>
              <table:table-cell office:value-type="float" office:value="0.385185185185185">
                <text:p>0.385185185185185</text:p>
              </table:table-cell>
              <table:table-cell office:value-type="float" office:value="0.617989417989418">
                <text:p>0.6179894179894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492">
                <text:p>0.9492</text:p>
              </table:table-cell>
              <table:table-cell office:value-type="float" office:value="0.472689075630252">
                <text:p>0.472689075630252</text:p>
              </table:table-cell>
              <table:table-cell office:value-type="float" office:value="0.745798319327731">
                <text:p>0.7457983193277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52">
                <text:p>0.952</text:p>
              </table:table-cell>
              <table:table-cell office:value-type="float" office:value="0.472689075630252">
                <text:p>0.472689075630252</text:p>
              </table:table-cell>
              <table:table-cell office:value-type="float" office:value="0.745798319327731">
                <text:p>0.7457983193277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542">
                <text:p>0.9542</text:p>
              </table:table-cell>
              <table:table-cell office:value-type="float" office:value="0.518759169985328">
                <text:p>0.518759169985328</text:p>
              </table:table-cell>
              <table:table-cell office:value-type="float" office:value="0.812198700482079">
                <text:p>0.8121987004820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582">
                <text:p>0.9582</text:p>
              </table:table-cell>
              <table:table-cell office:value-type="float" office:value="0.635566687539136">
                <text:p>0.635566687539136</text:p>
              </table:table-cell>
              <table:table-cell office:value-type="float" office:value="0.960133583802964">
                <text:p>0.9601335838029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634">
                <text:p>0.9634</text:p>
              </table:table-cell>
              <table:table-cell office:value-type="float" office:value="0.868798007058335">
                <text:p>0.868798007058335</text:p>
              </table:table-cell>
              <table:table-cell office:value-type="float" office:value="0.986194727008511">
                <text:p>0.9861947270085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663">
                <text:p>0.9663</text:p>
              </table:table-cell>
              <table:table-cell office:value-type="float" office:value="0.97785366863293">
                <text:p>0.97785366863293</text:p>
              </table:table-cell>
              <table:table-cell office:value-type="float" office:value="0.990479147262755">
                <text:p>0.9904791472627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759">
                <text:p>0.9759</text:p>
              </table:table-cell>
              <table:table-cell office:value-type="float" office:value="0.9898555179834">
                <text:p>0.9898555179834</text:p>
              </table:table-cell>
              <table:table-cell office:value-type="float" office:value="0.991597499743826">
                <text:p>0.9915974997438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954cm" svg:y="3.703cm" style:legend-expansion="high" chart:style-name="ch2"/>
        <chart:plot-area chart:style-name="ch3" table:cell-range-address="Feuille1.B1:Feuille1.D27" chart:data-source-has-labels="row" svg:x="0.32cm" svg:y="0.18cm" svg:width="14.314cm" svg:height="8.64cm">
          <chart:coordinate-region svg:x="1.047cm" svg:y="0.38cm" svg:width="13.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B27" chart:label-cell-address="Feuille1.B1:Feuille1.B1" chart:class="chart:line">
            <chart:data-point chart:repeated="26"/>
          </chart:series>
          <chart:series chart:style-name="ch7" chart:values-cell-range-address="Feuille1.C2:Feuille1.C27" chart:label-cell-address="Feuille1.C1:Feuille1.C1" chart:class="chart:line">
            <chart:data-point chart:repeated="26"/>
          </chart:series>
          <chart:series chart:style-name="ch8" chart:values-cell-range-address="Feuille1.D2:Feuille1.D27" chart:label-cell-address="Feuille1.D1:Feuille1.D1" chart:class="chart:line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</text:p>
                <draw:g>
                  <svg:desc>Feuille1.B1:Feuille1.B1</svg:desc>
                </draw:g>
              </table:table-cell>
              <table:table-cell office:value-type="string">
                <text:p>M</text:p>
                <draw:g>
                  <svg:desc>Feuille1.C1:Feuille1.C1</svg:desc>
                </draw:g>
              </table:table-cell>
              <table:table-cell office:value-type="string">
                <text:p>L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29">
                <text:p>0.0129</text:p>
                <draw:g>
                  <svg:desc>Feuille1.B2:Feuille1.B27</svg:desc>
                </draw:g>
              </table:table-cell>
              <table:table-cell office:value-type="float" office:value="0.0136">
                <text:p>0.0136</text:p>
                <draw:g>
                  <svg:desc>Feuille1.C2:Feuille1.C27</svg:desc>
                </draw:g>
              </table:table-cell>
              <table:table-cell office:value-type="float" office:value="0.0152">
                <text:p>0.0152</text:p>
                <draw:g>
                  <svg:desc>Feuille1.D2:Feuille1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44">
                <text:p>0.0144</text:p>
              </table:table-cell>
              <table:table-cell office:value-type="float" office:value="0.016">
                <text:p>0.016</text:p>
              </table:table-cell>
              <table:table-cell office:value-type="float" office:value="0.0213">
                <text:p>0.02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8">
                <text:p>0.0158</text:p>
              </table:table-cell>
              <table:table-cell office:value-type="float" office:value="0.0188">
                <text:p>0.0188</text:p>
              </table:table-cell>
              <table:table-cell office:value-type="float" office:value="0.0268">
                <text:p>0.02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79">
                <text:p>0.0179</text:p>
              </table:table-cell>
              <table:table-cell office:value-type="float" office:value="0.0224">
                <text:p>0.0224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89">
                <text:p>0.0189</text:p>
              </table:table-cell>
              <table:table-cell office:value-type="float" office:value="0.0246">
                <text:p>0.0246</text:p>
              </table:table-cell>
              <table:table-cell office:value-type="float" office:value="0.0393">
                <text:p>0.03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98">
                <text:p>0.0198</text:p>
              </table:table-cell>
              <table:table-cell office:value-type="float" office:value="0.0264">
                <text:p>0.0264</text:p>
              </table:table-cell>
              <table:table-cell office:value-type="float" office:value="0.0448">
                <text:p>0.04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13">
                <text:p>0.0213</text:p>
              </table:table-cell>
              <table:table-cell office:value-type="float" office:value="0.0289">
                <text:p>0.028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3">
                <text:p>0.023</text:p>
              </table:table-cell>
              <table:table-cell office:value-type="float" office:value="0.0323">
                <text:p>0.0323</text:p>
              </table:table-cell>
              <table:table-cell office:value-type="float" office:value="0.0578">
                <text:p>0.05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94">
                <text:p>0.0294</text:p>
              </table:table-cell>
              <table:table-cell office:value-type="float" office:value="0.0443">
                <text:p>0.0443</text:p>
              </table:table-cell>
              <table:table-cell office:value-type="float" office:value="0.0828">
                <text:p>0.08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2">
                <text:p>0.052</text:p>
              </table:table-cell>
              <table:table-cell office:value-type="float" office:value="0.083">
                <text:p>0.083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57">
                <text:p>0.0657</text:p>
              </table:table-cell>
              <table:table-cell office:value-type="float" office:value="0.108">
                <text:p>0.108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18">
                <text:p>0.0818</text:p>
              </table:table-cell>
              <table:table-cell office:value-type="float" office:value="0.135">
                <text:p>0.135</text:p>
              </table:table-cell>
              <table:table-cell office:value-type="float" office:value="0.2871">
                <text:p>0.28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3">
                <text:p>0.103</text:p>
              </table:table-cell>
              <table:table-cell office:value-type="float" office:value="0.1727">
                <text:p>0.1727</text:p>
              </table:table-cell>
              <table:table-cell office:value-type="float" office:value="0.363">
                <text:p>0.3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3">
                <text:p>0.133</text:p>
              </table:table-cell>
              <table:table-cell office:value-type="float" office:value="0.227">
                <text:p>0.227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3">
                <text:p>0.173</text:p>
              </table:table-cell>
              <table:table-cell office:value-type="float" office:value="0.289">
                <text:p>0.289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18">
                <text:p>0.218</text:p>
              </table:table-cell>
              <table:table-cell office:value-type="float" office:value="0.363">
                <text:p>0.363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3">
                <text:p>0.263</text:p>
              </table:table-cell>
              <table:table-cell office:value-type="float" office:value="0.431">
                <text:p>0.43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1">
                <text:p>0.31</text:p>
              </table:table-cell>
              <table:table-cell office:value-type="float" office:value="0.503">
                <text:p>0.50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4">
                <text:p>0.364</text:p>
              </table:table-cell>
              <table:table-cell office:value-type="float" office:value="0.584">
                <text:p>0.584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13">
                <text:p>0.413</text:p>
              </table:table-cell>
              <table:table-cell office:value-type="float" office:value="0.659">
                <text:p>0.659</text:p>
              </table:table-cell>
              <table:table-cell office:value-type="float" office:value="0.9492">
                <text:p>0.94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">
                <text:p>0.45</text:p>
              </table:table-cell>
              <table:table-cell office:value-type="float" office:value="0.71">
                <text:p>0.71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5">
                <text:p>0.495</text:p>
              </table:table-cell>
              <table:table-cell office:value-type="float" office:value="0.775">
                <text:p>0.775</text:p>
              </table:table-cell>
              <table:table-cell office:value-type="float" office:value="0.9542">
                <text:p>0.95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09">
                <text:p>0.609</text:p>
              </table:table-cell>
              <table:table-cell office:value-type="float" office:value="0.92">
                <text:p>0.92</text:p>
              </table:table-cell>
              <table:table-cell office:value-type="float" office:value="0.9582">
                <text:p>0.95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37">
                <text:p>0.837</text:p>
              </table:table-cell>
              <table:table-cell office:value-type="float" office:value="0.9501">
                <text:p>0.9501</text:p>
              </table:table-cell>
              <table:table-cell office:value-type="float" office:value="0.9634">
                <text:p>0.96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449">
                <text:p>0.9449</text:p>
              </table:table-cell>
              <table:table-cell office:value-type="float" office:value="0.9571">
                <text:p>0.9571</text:p>
              </table:table-cell>
              <table:table-cell office:value-type="float" office:value="0.9663">
                <text:p>0.96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66">
                <text:p>0.966</text:p>
              </table:table-cell>
              <table:table-cell office:value-type="float" office:value="0.9677">
                <text:p>0.9677</text:p>
              </table:table-cell>
              <table:table-cell office:value-type="float" office:value="0.9759">
                <text:p>0.97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61cm" svg:y="3.703cm" style:legend-expansion="high" chart:style-name="ch2"/>
        <chart:plot-area chart:style-name="ch3" table:cell-range-address="Feuille1.F1:Feuille1.H27" chart:data-source-has-labels="row" svg:x="0.32cm" svg:y="0.18cm" svg:width="13.97cm" svg:height="8.64cm">
          <chart:coordinate-region svg:x="1.047cm" svg:y="0.38cm" svg:width="13.056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F2:Feuille1.F27" chart:label-cell-address="Feuille1.F1:Feuille1.F1" chart:class="chart:line">
            <chart:data-point chart:repeated="26"/>
          </chart:series>
          <chart:series chart:style-name="ch7" chart:values-cell-range-address="Feuille1.G2:Feuille1.G27" chart:label-cell-address="Feuille1.G1:Feuille1.G1" chart:class="chart:line">
            <chart:data-point chart:repeated="26"/>
          </chart:series>
          <chart:series chart:style-name="ch8" chart:values-cell-range-address="Feuille1.H2:Feuille1.H27" chart:label-cell-address="Feuille1.H1:Feuille1.H1" chart:class="chart:line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/M</text:p>
                <draw:g>
                  <svg:desc>Feuille1.F1:Feuille1.F1</svg:desc>
                </draw:g>
              </table:table-cell>
              <table:table-cell office:value-type="string">
                <text:p>S/L</text:p>
                <draw:g>
                  <svg:desc>Feuille1.G1:Feuille1.G1</svg:desc>
                </draw:g>
              </table:table-cell>
              <table:table-cell office:value-type="string">
                <text:p>M/L</text:p>
                <draw:g>
                  <svg:desc>Feuille1.H1:Feuille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48529411764706">
                <text:p>0.948529411764706</text:p>
                <draw:g>
                  <svg:desc>Feuille1.F2:Feuille1.F27</svg:desc>
                </draw:g>
              </table:table-cell>
              <table:table-cell office:value-type="float" office:value="0.848684210526316">
                <text:p>0.848684210526316</text:p>
                <draw:g>
                  <svg:desc>Feuille1.G2:Feuille1.G27</svg:desc>
                </draw:g>
              </table:table-cell>
              <table:table-cell office:value-type="float" office:value="0.894736842105263">
                <text:p>0.894736842105263</text:p>
                <draw:g>
                  <svg:desc>Feuille1.H2:Feuille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">
                <text:p>0.9</text:p>
              </table:table-cell>
              <table:table-cell office:value-type="float" office:value="0.676056338028169">
                <text:p>0.676056338028169</text:p>
              </table:table-cell>
              <table:table-cell office:value-type="float" office:value="0.751173708920188">
                <text:p>0.7511737089201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40425531914894">
                <text:p>0.840425531914894</text:p>
              </table:table-cell>
              <table:table-cell office:value-type="float" office:value="0.58955223880597">
                <text:p>0.58955223880597</text:p>
              </table:table-cell>
              <table:table-cell office:value-type="float" office:value="0.701492537313433">
                <text:p>0.7014925373134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99107142857143">
                <text:p>0.799107142857143</text:p>
              </table:table-cell>
              <table:table-cell office:value-type="float" office:value="0.497222222222222">
                <text:p>0.497222222222222</text:p>
              </table:table-cell>
              <table:table-cell office:value-type="float" office:value="0.622222222222222">
                <text:p>0.622222222222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68292682926829">
                <text:p>0.768292682926829</text:p>
              </table:table-cell>
              <table:table-cell office:value-type="float" office:value="0.480916030534351">
                <text:p>0.480916030534351</text:p>
              </table:table-cell>
              <table:table-cell office:value-type="float" office:value="0.625954198473282">
                <text:p>0.625954198473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441964285714286">
                <text:p>0.441964285714286</text:p>
              </table:table-cell>
              <table:table-cell office:value-type="float" office:value="0.589285714285714">
                <text:p>0.589285714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7024221453287">
                <text:p>0.737024221453287</text:p>
              </table:table-cell>
              <table:table-cell office:value-type="float" office:value="0.426">
                <text:p>0.426</text:p>
              </table:table-cell>
              <table:table-cell office:value-type="float" office:value="0.578">
                <text:p>0.5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12074303405573">
                <text:p>0.712074303405573</text:p>
              </table:table-cell>
              <table:table-cell office:value-type="float" office:value="0.397923875432526">
                <text:p>0.397923875432526</text:p>
              </table:table-cell>
              <table:table-cell office:value-type="float" office:value="0.558823529411765">
                <text:p>0.5588235294117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63656884875847">
                <text:p>0.663656884875847</text:p>
              </table:table-cell>
              <table:table-cell office:value-type="float" office:value="0.355072463768116">
                <text:p>0.355072463768116</text:p>
              </table:table-cell>
              <table:table-cell office:value-type="float" office:value="0.535024154589372">
                <text:p>0.5350241545893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26506024096385">
                <text:p>0.626506024096385</text:p>
              </table:table-cell>
              <table:table-cell office:value-type="float" office:value="0.302325581395349">
                <text:p>0.302325581395349</text:p>
              </table:table-cell>
              <table:table-cell office:value-type="float" office:value="0.482558139534884">
                <text:p>0.4825581395348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08333333333333">
                <text:p>0.608333333333333</text:p>
              </table:table-cell>
              <table:table-cell office:value-type="float" office:value="0.292">
                <text:p>0.29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05925925925926">
                <text:p>0.605925925925926</text:p>
              </table:table-cell>
              <table:table-cell office:value-type="float" office:value="0.284918146987113">
                <text:p>0.284918146987113</text:p>
              </table:table-cell>
              <table:table-cell office:value-type="float" office:value="0.470219435736677">
                <text:p>0.4702194357366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96409959467284">
                <text:p>0.596409959467284</text:p>
              </table:table-cell>
              <table:table-cell office:value-type="float" office:value="0.283746556473829">
                <text:p>0.283746556473829</text:p>
              </table:table-cell>
              <table:table-cell office:value-type="float" office:value="0.475757575757576">
                <text:p>0.4757575757575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85903083700441">
                <text:p>0.585903083700441</text:p>
              </table:table-cell>
              <table:table-cell office:value-type="float" office:value="0.286637931034483">
                <text:p>0.286637931034483</text:p>
              </table:table-cell>
              <table:table-cell office:value-type="float" office:value="0.489224137931035">
                <text:p>0.4892241379310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98615916955017">
                <text:p>0.598615916955017</text:p>
              </table:table-cell>
              <table:table-cell office:value-type="float" office:value="0.295726495726496">
                <text:p>0.295726495726496</text:p>
              </table:table-cell>
              <table:table-cell office:value-type="float" office:value="0.494017094017094">
                <text:p>0.4940170940170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00550964187328">
                <text:p>0.600550964187328</text:p>
              </table:table-cell>
              <table:table-cell office:value-type="float" office:value="0.302777777777778">
                <text:p>0.302777777777778</text:p>
              </table:table-cell>
              <table:table-cell office:value-type="float" office:value="0.504166666666667">
                <text:p>0.5041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10208816705336">
                <text:p>0.610208816705336</text:p>
              </table:table-cell>
              <table:table-cell office:value-type="float" office:value="0.313095238095238">
                <text:p>0.313095238095238</text:p>
              </table:table-cell>
              <table:table-cell office:value-type="float" office:value="0.513095238095238">
                <text:p>0.5130952380952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16302186878728">
                <text:p>0.61630218687872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540860215053763">
                <text:p>0.5408602150537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23287671232877">
                <text:p>0.623287671232877</text:p>
              </table:table-cell>
              <table:table-cell office:value-type="float" office:value="0.385185185185185">
                <text:p>0.385185185185185</text:p>
              </table:table-cell>
              <table:table-cell office:value-type="float" office:value="0.617989417989418">
                <text:p>0.6179894179894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33802816901409">
                <text:p>0.633802816901409</text:p>
              </table:table-cell>
              <table:table-cell office:value-type="float" office:value="0.472689075630252">
                <text:p>0.472689075630252</text:p>
              </table:table-cell>
              <table:table-cell office:value-type="float" office:value="0.745798319327731">
                <text:p>0.7457983193277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33802816901409">
                <text:p>0.633802816901409</text:p>
              </table:table-cell>
              <table:table-cell office:value-type="float" office:value="0.472689075630252">
                <text:p>0.472689075630252</text:p>
              </table:table-cell>
              <table:table-cell office:value-type="float" office:value="0.745798319327731">
                <text:p>0.7457983193277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38709677419355">
                <text:p>0.638709677419355</text:p>
              </table:table-cell>
              <table:table-cell office:value-type="float" office:value="0.518759169985328">
                <text:p>0.518759169985328</text:p>
              </table:table-cell>
              <table:table-cell office:value-type="float" office:value="0.812198700482079">
                <text:p>0.8121987004820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6195652173913">
                <text:p>0.66195652173913</text:p>
              </table:table-cell>
              <table:table-cell office:value-type="float" office:value="0.635566687539136">
                <text:p>0.635566687539136</text:p>
              </table:table-cell>
              <table:table-cell office:value-type="float" office:value="0.960133583802964">
                <text:p>0.9601335838029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80959898958004">
                <text:p>0.880959898958004</text:p>
              </table:table-cell>
              <table:table-cell office:value-type="float" office:value="0.868798007058335">
                <text:p>0.868798007058335</text:p>
              </table:table-cell>
              <table:table-cell office:value-type="float" office:value="0.986194727008511">
                <text:p>0.9861947270085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8725316058928">
                <text:p>0.98725316058928</text:p>
              </table:table-cell>
              <table:table-cell office:value-type="float" office:value="0.97785366863293">
                <text:p>0.97785366863293</text:p>
              </table:table-cell>
              <table:table-cell office:value-type="float" office:value="0.990479147262755">
                <text:p>0.9904791472627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8243257207812">
                <text:p>0.998243257207812</text:p>
              </table:table-cell>
              <table:table-cell office:value-type="float" office:value="0.9898555179834">
                <text:p>0.9898555179834</text:p>
              </table:table-cell>
              <table:table-cell office:value-type="float" office:value="0.991597499743826">
                <text:p>0.9915974997438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439cm" svg:height="10.484cm" xlink:href=".." xlink:type="simple" chart:class="chart:scatter" chart:style-name="ch1">
        <chart:title svg:x="5.977cm" svg:y="0.345cm" chart:style-name="ch2">
          <text:p>S/L et M/L en fonction de L</text:p>
        </chart:title>
        <chart:legend chart:legend-position="end" svg:x="15.513cm" svg:y="4.694cm" style:legend-expansion="high" chart:style-name="ch3"/>
        <chart:plot-area chart:style-name="ch4" table:cell-range-address="Feuille1.G1:Feuille1.H27 Feuille1.D1:Feuille1.D27" chart:data-source-has-labels="both" svg:x="0.348cm" svg:y="1.333cm" svg:width="14.817cm" svg:height="8.942cm">
          <chart:coordinate-region svg:x="1.075cm" svg:y="1.533cm" svg:width="13.85cm" svg:height="8.095cm"/>
          <chart:axis chart:dimension="x" chart:name="primary-x" chart:style-name="ch5" chartooo:axis-type="auto">
            <chart:categories table:cell-range-address="Feuille1.H1:Feuille1.H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G1:Feuille1.G27" chart:label-cell-address="Feuille1.G1:Feuille1.G1" chart:class="chart:scatter">
            <chart:domain table:cell-range-address="Feuille1.D1:Feuille1.D27"/>
            <chart:data-point chart:repeated="27"/>
          </chart:series>
          <chart:series chart:style-name="ch9" chart:values-cell-range-address="Feuille1.H1:Feuille1.H27" chart:label-cell-address="Feuille1.H1:Feuille1.H1" chart:class="chart:scatter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S/L</text:p>
                <draw:g>
                  <svg:desc>Feuille1.G1:Feuille1.G1</svg:desc>
                </draw:g>
              </table:table-cell>
              <table:table-cell office:value-type="string">
                <text:p>M/L</text:p>
                <draw:g>
                  <svg:desc>Feuille1.H1:Feuille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/L</text:p>
                <draw:g>
                  <svg:desc>Feuille1.H1:Feuille1.H1</svg:desc>
                </draw:g>
              </table:table-cell>
              <table:table-cell office:value-type="float" office:value="NaN">
                <text:p>NaN</text:p>
                <draw:g>
                  <svg:desc>Feuille1.D1:Feuille1.D27</svg:desc>
                </draw:g>
              </table:table-cell>
              <table:table-cell office:value-type="float" office:value="NaN">
                <text:p>NaN</text:p>
                <draw:g>
                  <svg:desc>Feuille1.G1:Feuille1.G27</svg:desc>
                </draw:g>
              </table:table-cell>
              <table:table-cell office:value-type="float" office:value="NaN">
                <text:p>NaN</text:p>
                <draw:g>
                  <svg:desc>Feuille1.H1:Feuille1.H27</svg:desc>
                </draw:g>
              </table:table-cell>
            </table:table-row>
            <table:table-row>
              <table:table-cell office:value-type="string"/>
              <table:table-cell office:value-type="float" office:value="0.0152">
                <text:p>0.0152</text:p>
              </table:table-cell>
              <table:table-cell office:value-type="float" office:value="0.848684210526316">
                <text:p>0.848684210526316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string"/>
              <table:table-cell office:value-type="float" office:value="0.0213">
                <text:p>0.0213</text:p>
              </table:table-cell>
              <table:table-cell office:value-type="float" office:value="0.676056338028169">
                <text:p>0.676056338028169</text:p>
              </table:table-cell>
              <table:table-cell office:value-type="float" office:value="0.751173708920188">
                <text:p>0.751173708920188</text:p>
              </table:table-cell>
            </table:table-row>
            <table:table-row>
              <table:table-cell office:value-type="string"/>
              <table:table-cell office:value-type="float" office:value="0.0268">
                <text:p>0.0268</text:p>
              </table:table-cell>
              <table:table-cell office:value-type="float" office:value="0.58955223880597">
                <text:p>0.58955223880597</text:p>
              </table:table-cell>
              <table:table-cell office:value-type="float" office:value="0.701492537313433">
                <text:p>0.701492537313433</text:p>
              </table:table-cell>
            </table:table-row>
            <table:table-row>
              <table:table-cell office:value-type="string"/>
              <table:table-cell office:value-type="float" office:value="0.036">
                <text:p>0.036</text:p>
              </table:table-cell>
              <table:table-cell office:value-type="float" office:value="0.497222222222222">
                <text:p>0.497222222222222</text:p>
              </table:table-cell>
              <table:table-cell office:value-type="float" office:value="0.622222222222222">
                <text:p>0.622222222222222</text:p>
              </table:table-cell>
            </table:table-row>
            <table:table-row>
              <table:table-cell office:value-type="string"/>
              <table:table-cell office:value-type="float" office:value="0.0393">
                <text:p>0.0393</text:p>
              </table:table-cell>
              <table:table-cell office:value-type="float" office:value="0.480916030534351">
                <text:p>0.480916030534351</text:p>
              </table:table-cell>
              <table:table-cell office:value-type="float" office:value="0.625954198473282">
                <text:p>0.625954198473282</text:p>
              </table:table-cell>
            </table:table-row>
            <table:table-row>
              <table:table-cell office:value-type="string"/>
              <table:table-cell office:value-type="float" office:value="0.0448">
                <text:p>0.0448</text:p>
              </table:table-cell>
              <table:table-cell office:value-type="float" office:value="0.441964285714286">
                <text:p>0.441964285714286</text:p>
              </table:table-cell>
              <table:table-cell office:value-type="float" office:value="0.589285714285714">
                <text:p>0.589285714285714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0.426">
                <text:p>0.426</text:p>
              </table:table-cell>
              <table:table-cell office:value-type="float" office:value="0.578">
                <text:p>0.578</text:p>
              </table:table-cell>
            </table:table-row>
            <table:table-row>
              <table:table-cell office:value-type="string"/>
              <table:table-cell office:value-type="float" office:value="0.0578">
                <text:p>0.0578</text:p>
              </table:table-cell>
              <table:table-cell office:value-type="float" office:value="0.397923875432526">
                <text:p>0.397923875432526</text:p>
              </table:table-cell>
              <table:table-cell office:value-type="float" office:value="0.558823529411765">
                <text:p>0.558823529411765</text:p>
              </table:table-cell>
            </table:table-row>
            <table:table-row>
              <table:table-cell office:value-type="string"/>
              <table:table-cell office:value-type="float" office:value="0.0828">
                <text:p>0.0828</text:p>
              </table:table-cell>
              <table:table-cell office:value-type="float" office:value="0.355072463768116">
                <text:p>0.355072463768116</text:p>
              </table:table-cell>
              <table:table-cell office:value-type="float" office:value="0.535024154589372">
                <text:p>0.535024154589372</text:p>
              </table:table-cell>
            </table:table-row>
            <table:table-row>
              <table:table-cell office:value-type="string"/>
              <table:table-cell office:value-type="float" office:value="0.172">
                <text:p>0.172</text:p>
              </table:table-cell>
              <table:table-cell office:value-type="float" office:value="0.302325581395349">
                <text:p>0.302325581395349</text:p>
              </table:table-cell>
              <table:table-cell office:value-type="float" office:value="0.482558139534884">
                <text:p>0.482558139534884</text:p>
              </table:table-cell>
            </table:table-row>
            <table:table-row>
              <table:table-cell office:value-type="string"/>
              <table:table-cell office:value-type="float" office:value="0.225">
                <text:p>0.225</text:p>
              </table:table-cell>
              <table:table-cell office:value-type="float" office:value="0.292">
                <text:p>0.29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/>
              <table:table-cell office:value-type="float" office:value="0.2871">
                <text:p>0.2871</text:p>
              </table:table-cell>
              <table:table-cell office:value-type="float" office:value="0.284918146987113">
                <text:p>0.284918146987113</text:p>
              </table:table-cell>
              <table:table-cell office:value-type="float" office:value="0.470219435736677">
                <text:p>0.470219435736677</text:p>
              </table:table-cell>
            </table:table-row>
            <table:table-row>
              <table:table-cell office:value-type="string"/>
              <table:table-cell office:value-type="float" office:value="0.363">
                <text:p>0.363</text:p>
              </table:table-cell>
              <table:table-cell office:value-type="float" office:value="0.283746556473829">
                <text:p>0.283746556473829</text:p>
              </table:table-cell>
              <table:table-cell office:value-type="float" office:value="0.475757575757576">
                <text:p>0.475757575757576</text:p>
              </table:table-cell>
            </table:table-row>
            <table:table-row>
              <table:table-cell office:value-type="string"/>
              <table:table-cell office:value-type="float" office:value="0.464">
                <text:p>0.464</text:p>
              </table:table-cell>
              <table:table-cell office:value-type="float" office:value="0.286637931034483">
                <text:p>0.286637931034483</text:p>
              </table:table-cell>
              <table:table-cell office:value-type="float" office:value="0.489224137931035">
                <text:p>0.489224137931035</text:p>
              </table:table-cell>
            </table:table-row>
            <table:table-row>
              <table:table-cell office:value-type="string"/>
              <table:table-cell office:value-type="float" office:value="0.585">
                <text:p>0.585</text:p>
              </table:table-cell>
              <table:table-cell office:value-type="float" office:value="0.295726495726496">
                <text:p>0.295726495726496</text:p>
              </table:table-cell>
              <table:table-cell office:value-type="float" office:value="0.494017094017094">
                <text:p>0.494017094017094</text:p>
              </table:table-cell>
            </table:table-row>
            <table:table-row>
              <table:table-cell office:value-type="string"/>
              <table:table-cell office:value-type="float" office:value="0.72">
                <text:p>0.72</text:p>
              </table:table-cell>
              <table:table-cell office:value-type="float" office:value="0.302777777777778">
                <text:p>0.302777777777778</text:p>
              </table:table-cell>
              <table:table-cell office:value-type="float" office:value="0.504166666666667">
                <text:p>0.504166666666667</text:p>
              </table:table-cell>
            </table:table-row>
            <table:table-row>
              <table:table-cell office:value-type="string"/>
              <table:table-cell office:value-type="float" office:value="0.84">
                <text:p>0.84</text:p>
              </table:table-cell>
              <table:table-cell office:value-type="float" office:value="0.313095238095238">
                <text:p>0.313095238095238</text:p>
              </table:table-cell>
              <table:table-cell office:value-type="float" office:value="0.513095238095238">
                <text:p>0.513095238095238</text:p>
              </table:table-cell>
            </table:table-row>
            <table:table-row>
              <table:table-cell office:value-type="string"/>
              <table:table-cell office:value-type="float" office:value="0.93">
                <text:p>0.9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540860215053763">
                <text:p>0.540860215053763</text:p>
              </table:table-cell>
            </table:table-row>
            <table:table-row>
              <table:table-cell office:value-type="string"/>
              <table:table-cell office:value-type="float" office:value="0.945">
                <text:p>0.945</text:p>
              </table:table-cell>
              <table:table-cell office:value-type="float" office:value="0.385185185185185">
                <text:p>0.385185185185185</text:p>
              </table:table-cell>
              <table:table-cell office:value-type="float" office:value="0.617989417989418">
                <text:p>0.617989417989418</text:p>
              </table:table-cell>
            </table:table-row>
            <table:table-row>
              <table:table-cell office:value-type="string"/>
              <table:table-cell office:value-type="float" office:value="0.9492">
                <text:p>0.9492</text:p>
              </table:table-cell>
              <table:table-cell office:value-type="float" office:value="0.472689075630252">
                <text:p>0.472689075630252</text:p>
              </table:table-cell>
              <table:table-cell office:value-type="float" office:value="0.745798319327731">
                <text:p>0.745798319327731</text:p>
              </table:table-cell>
            </table:table-row>
            <table:table-row>
              <table:table-cell office:value-type="string"/>
              <table:table-cell office:value-type="float" office:value="0.952">
                <text:p>0.952</text:p>
              </table:table-cell>
              <table:table-cell office:value-type="float" office:value="0.472689075630252">
                <text:p>0.472689075630252</text:p>
              </table:table-cell>
              <table:table-cell office:value-type="float" office:value="0.745798319327731">
                <text:p>0.745798319327731</text:p>
              </table:table-cell>
            </table:table-row>
            <table:table-row>
              <table:table-cell office:value-type="string"/>
              <table:table-cell office:value-type="float" office:value="0.9542">
                <text:p>0.9542</text:p>
              </table:table-cell>
              <table:table-cell office:value-type="float" office:value="0.518759169985328">
                <text:p>0.518759169985328</text:p>
              </table:table-cell>
              <table:table-cell office:value-type="float" office:value="0.812198700482079">
                <text:p>0.812198700482079</text:p>
              </table:table-cell>
            </table:table-row>
            <table:table-row>
              <table:table-cell office:value-type="string"/>
              <table:table-cell office:value-type="float" office:value="0.9582">
                <text:p>0.9582</text:p>
              </table:table-cell>
              <table:table-cell office:value-type="float" office:value="0.635566687539136">
                <text:p>0.635566687539136</text:p>
              </table:table-cell>
              <table:table-cell office:value-type="float" office:value="0.960133583802964">
                <text:p>0.960133583802964</text:p>
              </table:table-cell>
            </table:table-row>
            <table:table-row>
              <table:table-cell office:value-type="string"/>
              <table:table-cell office:value-type="float" office:value="0.9634">
                <text:p>0.9634</text:p>
              </table:table-cell>
              <table:table-cell office:value-type="float" office:value="0.868798007058335">
                <text:p>0.868798007058335</text:p>
              </table:table-cell>
              <table:table-cell office:value-type="float" office:value="0.986194727008511">
                <text:p>0.986194727008511</text:p>
              </table:table-cell>
            </table:table-row>
            <table:table-row>
              <table:table-cell office:value-type="string"/>
              <table:table-cell office:value-type="float" office:value="0.9663">
                <text:p>0.9663</text:p>
              </table:table-cell>
              <table:table-cell office:value-type="float" office:value="0.97785366863293">
                <text:p>0.97785366863293</text:p>
              </table:table-cell>
              <table:table-cell office:value-type="float" office:value="0.990479147262755">
                <text:p>0.990479147262755</text:p>
              </table:table-cell>
            </table:table-row>
            <table:table-row>
              <table:table-cell office:value-type="string"/>
              <table:table-cell office:value-type="float" office:value="0.9759">
                <text:p>0.9759</text:p>
              </table:table-cell>
              <table:table-cell office:value-type="float" office:value="0.9898555179834">
                <text:p>0.9898555179834</text:p>
              </table:table-cell>
              <table:table-cell office:value-type="float" office:value="0.991597499743826">
                <text:p>0.9915974997438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